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list-style-name="L1">
      <style:text-properties fo:font-size="12pt" fo:font-weight="normal" style:font-size-asian="12pt" style:font-weight-asian="normal" style:font-size-complex="12pt" style:font-weight-complex="normal"/>
    </style:style>
    <style:style style:name="P4"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rove the shop<text:tab/><text:tab/><text:tab/><text:tab/><text:tab/><text:tab/><text:tab/><text:tab/><text:tab/><text:span text:style-name="T3">Samantha Manders</text:span></text:p>
      <text:p text:style-name="P2"><text:tab/><text:tab/><text:tab/><text:tab/><text:tab/><text:tab/><text:tab/><text:tab/><text:tab/><text:tab/><text:tab/>1/16/12</text:p>
      <text:p text:style-name="P2"/>
      <text:p text:style-name="P2"/>
      <text:list xml:id="list35603834" text:style-name="L1">
        <text:list-item>
          <text:p text:style-name="P3">lunch calendar- <text:span text:style-name="T1">since the team is pretty big this year, it could be easier to most parents if we all could work together to bring LUNCH to the robotics team. Maybe sandwich day where one parents brings bread &amp; mustard, another meat &amp; cheese</text:span></text:p>
        </text:list-item>
        <text:list-item>
          <text:p text:style-name="P4">money fund raising- we are a big team with lots of people, and great ideas. So to get to the fullest extent, we need money. In the past we have been doing fund raising such as parking lot duty, and gaming gauntlet. So we should break out and try something new. Like Grady high school using their parking lot we should use our abilities. SINCE we are a shop with working equipment, WE could maybe use those tools in more ways. What I'm trying to say is that we could maybe use the extra wood that we have and turn it into something we could sell to raise money.... what do you think?(bird houses!)</text:p>
        </text:list-item>
        <text:list-item>
          <text:p text:style-name="P3"><text:span text:style-name="T1">Understanding- we have lots of AP smart kids in the shop. Smart, smart people. But we also have average (different from dumb). So a lot of time we average people get lost about what you guys are sometimes talking about. This is not about working on the </text:span><text:span text:style-name="T2">smart kids,</text:span><text:span text:style-name="T1"> but working on the </text:span><text:span text:style-name="T2">average kids</text:span><text:span text:style-name="T1">. So what I was thinking is to finding a solution to this problem. How could we fix that? Glad you asked, maybe a G3 translation dictionary. That’s crazy, what are you thinking?! I know, but I, Samantha Manders, is willing to put that together. Just recently I did not know what some were talking about when they said things like PHENOMATICS or MANIPULATOR, and I see Casey struggles with the word TAPPING and THREADING. So it would be very helpful to have this lovely hand guide which would also cover things such as basic pulleys, wheels, pressure.box.things, where things go in the shop, math equations, and an understanding on distance rpm, just basic things so we all can communicate better. And we could all laugh at silly robotics jokes... together. :)</text:span></text:p>
        </text:list-item>
        <text:list-item>
          <text:p text:style-name="P3"><text:span text:style-name="T1"><text:s/>(pointless) organization- I like to give credit to who stated the organization in the shop. It is a good idea, helpful, and I would like to acknowledge them. But just to improve on it more, we could use some of the techniques </text:span><text:span text:style-name="T2">at</text:span><text:span text:style-name="T1"> competition. Say, maybe label all of the batteries we take like 1#, 2#, and 3#... just a simple thought.</text:span></text:p>
        </text:list-item>
        <text:list-item>
          <text:p text:style-name="P4">(pointless)Our lady costume- its not really a lady gangstaz... so to (someone who owns one) bring a white dress to competition would be nic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ngstaz</meta:initial-creator>
    <meta:creation-date>2012-01-16T11:13:35.20</meta:creation-date>
    <dc:date>2012-01-18T15:47:35.76</dc:date>
    <dc:creator>Gangstaz</dc:creator>
    <meta:editing-duration>PT8M25S</meta:editing-duration>
    <meta:editing-cycles>3</meta:editing-cycles>
    <meta:generator>OpenOffice.org/3.3$Win32 OpenOffice.org_project/330m20$Build-9567</meta:generator>
    <meta:document-statistic meta:table-count="0" meta:image-count="0" meta:object-count="0" meta:page-count="1" meta:paragraph-count="7" meta:word-count="441" meta:character-count="2435"/>
  </office:meta>
</office:document-meta>
</file>